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gradient" draw:fill-gradient-name="Grau_20_-_20_weiß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svg:stroke-color="#808080" draw:fill="solid" draw:fill-color="#ffffff" draw:opacity="75%" draw:textarea-horizontal-align="justify" draw:textarea-vertical-align="middle" draw:auto-grow-height="false" draw:shadow-opacity="75%"/>
    </style:style>
    <style:style style:name="gr3" style:family="graphic" style:parent-style-name="standard">
      <style:graphic-properties draw:stroke="dash" draw:stroke-dash="Ultrafine_20_Dashed" svg:stroke-color="#808080" draw:fill="solid" draw:fill-color="#ffffff" draw:opacity="75%" draw:textarea-horizontal-align="justify" draw:textarea-vertical-align="middle" draw:auto-grow-height="false" draw:shadow-opacity="75%"/>
    </style:style>
    <style:style style:name="gr4" style:family="graphic" style:parent-style-name="standard">
      <style:graphic-properties draw:stroke="dash" draw:stroke-dash="Ultrafine_20_Dashed" svg:stroke-color="#808080" draw:fill="solid" draw:fill-color="#ffffff" draw:opacity="75%" draw:textarea-horizontal-align="right" draw:textarea-vertical-align="bottom" draw:auto-grow-height="false" draw:shadow-opacity="75%"/>
    </style:style>
    <style:style style:name="gr5" style:family="graphic" style:parent-style-name="standard">
      <style:graphic-properties draw:stroke="none" draw:fill="none" draw:fill-color="#e6e6e6" draw:fill-gradient-name="Gradient_20_1" draw:textarea-horizontal-align="justify" draw:textarea-vertical-align="middle" draw:auto-grow-height="false" fo:padding-top="0cm" fo:padding-bottom="0cm" fo:padding-left="0cm" fo:padding-right="0cm" draw:shadow="hidden" draw:shadow-offset-x="0.1cm" draw:shadow-offset-y="0.1cm"/>
    </style:style>
    <style:style style:name="gr6" style:family="graphic" style:parent-style-name="standard">
      <style:graphic-properties draw:marker-end="Arrow_20_concave" draw:marker-end-width="0.15cm" draw:textarea-horizontal-align="center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stroke-dash="Ultrafine_20_Dashed" draw:fill-color="#ffcc99" draw:opacity="100%" draw:textarea-horizontal-align="justify" draw:textarea-vertical-align="middle" draw:auto-grow-height="false" fo:padding-top="0cm" fo:padding-bottom="0cm" fo:padding-left="0cm" fo:padding-right="0cm" draw:shadow-opacity="100%"/>
    </style:style>
    <style:style style:name="gr9" style:family="graphic" style:parent-style-name="standard">
      <style:graphic-properties draw:stroke="solid" draw:stroke-dash="Ultrafine_20_Dashed" draw:fill-color="#ffffcc" draw:opacity="100%" draw:textarea-horizontal-align="justify" draw:textarea-vertical-align="middle" draw:auto-grow-height="false" fo:padding-top="0cm" fo:padding-bottom="0cm" fo:padding-left="0cm" fo:padding-right="0cm" draw:shadow-opacity="100%"/>
    </style:style>
    <style:style style:name="gr10" style:family="graphic" style:parent-style-name="standard">
      <style:graphic-properties draw:stroke="solid" draw:stroke-dash="Ultrafine_20_Dashed" draw:fill-color="#ff8080" draw:opacity="100%" draw:textarea-horizontal-align="justify" draw:textarea-vertical-align="middle" draw:auto-grow-height="false" fo:padding-top="0cm" fo:padding-bottom="0cm" fo:padding-left="0cm" fo:padding-right="0cm" draw:shadow-opacity="100%"/>
    </style:style>
    <style:style style:name="gr11" style:family="graphic" style:parent-style-name="standard">
      <style:graphic-properties draw:stroke="none" svg:stroke-color="#000000" draw:fill="none" draw:fill-color="#ffffff" fo:min-height="0.5cm"/>
    </style:style>
    <style:style style:name="gr12" style:family="graphic" style:parent-style-name="standard">
      <style:graphic-properties draw:stroke="none" svg:stroke-color="#000000" draw:fill="none" draw:fill-color="#ffffff" fo:min-height="0.07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0pt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P4" style:family="paragraph">
      <style:paragraph-properties fo:margin-left="0cm" fo:margin-right="0cm" fo:text-align="start" fo:text-indent="0cm"/>
      <style:text-properties fo:font-family="'Courier New'" style:font-style-name="Negreta" style:font-family-generic="modern" style:font-pitch="fixed" fo:font-size="10pt" fo:font-weight="bold" style:font-size-asian="18pt" style:font-size-complex="18pt"/>
    </style:style>
    <style:style style:name="P5" style:family="paragraph">
      <style:paragraph-properties fo:margin-left="0cm" fo:margin-right="0cm" fo:text-align="start" fo:text-indent="0cm"/>
      <style:text-properties fo:font-family="'Courier New'" style:font-style-name="Negreta" style:font-family-generic="modern" style:font-pitch="fixed" fo:font-size="10pt" fo:font-weight="bold" style:font-size-asian="18pt" style:font-size-complex="18pt"/>
    </style:style>
    <style:style style:name="P6" style:family="paragraph">
      <style:paragraph-properties fo:margin-left="0cm" fo:margin-right="0cm" fo:text-align="start" fo:text-indent="0cm"/>
      <style:text-properties fo:color="#000000"/>
    </style:style>
    <style:style style:name="P7" style:family="paragraph">
      <style:paragraph-properties fo:margin-left="0cm" fo:margin-right="0cm" fo:text-align="center" fo:text-indent="0cm"/>
      <style:text-properties fo:color="#000000" fo:font-size="8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ize="8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align="start" fo:text-indent="0cm"/>
      <style:text-properties fo:font-size="8pt"/>
    </style:style>
    <style:style style:name="P12" style:family="paragraph">
      <style:paragraph-properties fo:margin-left="0cm" fo:margin-right="0cm" fo:text-align="start" fo:text-indent="0cm"/>
      <style:text-properties fo:font-size="10pt"/>
    </style:style>
    <style:style style:name="P13" style:family="paragraph">
      <style:paragraph-properties fo:margin-left="0cm" fo:margin-right="0cm" fo:text-indent="0cm"/>
    </style:style>
    <style:style style:name="T1" style:family="text">
      <style:text-properties fo:font-size="10pt"/>
    </style:style>
    <style:style style:name="T2" style:family="text">
      <style:text-properties fo:font-weight="bold"/>
    </style:style>
    <style:style style:name="T3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19.9cm" svg:height="13.25cm" svg:x="0.1cm" svg:y="0.1cm">
          <text:p text:style-name="P13"/>
          <draw:enhanced-geometry svg:viewBox="0 0 21600 21600" draw:path-stretchpoint-x="10800" draw:path-stretchpoint-y="10800" draw:text-areas="?f3 ?f4 ?f5 ?f6" draw:type="round-rectangle" draw:modifiers="616.164817749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75cm" svg:height="4.15cm" svg:x="9.8cm" svg:y="8.6cm">
          <text:p text:style-name="P13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5cm" svg:height="0.5cm" svg:x="0.35cm" svg:y="2.1cm">
          <text:p text:style-name="P13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5cm" svg:height="0.5cm" svg:x="0.35cm" svg:y="0.6cm">
          <text:p text:style-name="P1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9.4cm" svg:height="0.5cm" svg:x="0.35cm" svg:y="3.85cm">
          <text:p text:style-name="P13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0.15cm" svg:height="0.5cm" svg:x="0.35cm" svg:y="5.65cm">
          <text:p text:style-name="P13"/>
          <draw:enhanced-geometry svg:viewBox="0 0 21600 21600" draw:type="rectangle" draw:enhanced-path="M 0 0 L 21600 0 21600 21600 0 21600 0 0 Z N"/>
        </draw:custom-shape>
        <draw:custom-shape draw:style-name="gr5" draw:text-style-name="P4" draw:id="id1" draw:layer="layout" svg:width="1.75cm" svg:height="0.5cm" svg:x="0.6cm" svg:y="0.6cm">
          <draw:glue-point draw:id="4" svg:x="-3.571cm" svg:y="5cm"/>
          <text:p text:style-name="P4"><text:span text:style-name="T1">librar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id="id2" draw:layer="layout" svg:width="1.75cm" svg:height="0.5cm" svg:x="0.6cm" svg:y="2.1cm">
          <draw:glue-point draw:id="4" svg:x="-3.571cm" svg:y="-5cm"/>
          <draw:glue-point draw:id="5" svg:x="-3.571cm" svg:y="5cm"/>
          <text:p text:style-name="P4">xgpl_src</text:p>
          <draw:enhanced-geometry svg:viewBox="0 0 21600 21600" draw:type="rectangle" draw:enhanced-path="M 0 0 L 21600 0 21600 21600 0 21600 0 0 Z N"/>
        </draw:custom-shape>
        <draw:custom-shape draw:style-name="gr5" draw:text-style-name="P4" draw:id="id3" draw:layer="layout" svg:width="3.25cm" svg:height="0.5cm" svg:x="2.85cm" svg:y="2.1cm">
          <text:p text:style-name="P4"><text:span text:style-name="T2">commercial_BIO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id="id4" draw:layer="layout" svg:width="3.25cm" svg:height="0.5cm" svg:x="6.85cm" svg:y="2.1cm">
          <text:p text:style-name="P4"><text:span text:style-name="T2">simulated_io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id="id5" draw:layer="layout" svg:width="1.75cm" svg:height="0.5cm" svg:x="0.6cm" svg:y="3.85cm">
          <draw:glue-point draw:id="4" svg:x="-3.571cm" svg:y="-5cm"/>
          <draw:glue-point draw:id="5" svg:x="-3.571cm" svg:y="5cm"/>
          <text:p text:style-name="P4">IsoAgLib</text:p>
          <draw:enhanced-geometry svg:viewBox="0 0 21600 21600" draw:type="rectangle" draw:enhanced-path="M 0 0 L 21600 0 21600 21600 0 21600 0 0 Z N"/>
        </draw:custom-shape>
        <draw:custom-shape draw:style-name="gr5" draw:text-style-name="P4" draw:id="id8" draw:layer="layout" svg:width="1.75cm" svg:height="0.5cm" svg:x="0.6cm" svg:y="5.6cm">
          <draw:glue-point draw:id="4" svg:x="-3.571cm" svg:y="-5cm"/>
          <draw:glue-point draw:id="5" svg:x="-3.571cm" svg:y="5cm"/>
          <text:p text:style-name="P4">comm</text:p>
          <draw:enhanced-geometry svg:viewBox="0 0 21600 21600" draw:type="rectangle" draw:enhanced-path="M 0 0 L 21600 0 21600 21600 0 21600 0 0 Z N"/>
        </draw:custom-shape>
        <draw:custom-shape draw:style-name="gr5" draw:text-style-name="P4" draw:id="id10" draw:layer="layout" svg:width="1.75cm" svg:height="0.5cm" svg:x="2.6cm" svg:y="5.6cm">
          <draw:glue-point draw:id="4" svg:x="-3.571cm" svg:y="-5cm"/>
          <draw:glue-point draw:id="5" svg:x="-3.571cm" svg:y="5cm"/>
          <text:p text:style-name="P4"><text:span text:style-name="T2">driv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id="id11" draw:layer="layout" svg:width="1.75cm" svg:height="0.5cm" svg:x="4.6cm" svg:y="5.6cm">
          <draw:glue-point draw:id="4" svg:x="-3.571cm" svg:y="-5cm"/>
          <draw:glue-point draw:id="5" svg:x="-3.571cm" svg:y="5cm"/>
          <text:p text:style-name="P4"><text:span text:style-name="T2">hal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id="id12" draw:layer="layout" svg:width="1.75cm" svg:height="0.5cm" svg:x="6.6cm" svg:y="5.6cm">
          <draw:glue-point draw:id="4" svg:x="-3.571cm" svg:y="-5cm"/>
          <text:p text:style-name="P4"><text:span text:style-name="T2">util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id="id6" draw:layer="layout" svg:width="4.5cm" svg:height="0.5cm" svg:x="15.4cm" svg:y="3.85cm">
          <draw:glue-point draw:id="4" svg:x="-4.444cm" svg:y="5cm"/>
          <draw:glue-point draw:id="5" svg:x="-4.444cm" svg:y="-5cm"/>
          <text:p text:style-name="P4"><text:span text:style-name="T2">supplementary_driv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id="id7" draw:layer="layout" svg:width="1.5cm" svg:height="0.5cm" svg:x="11.15cm" svg:y="3.85cm">
          <draw:glue-point draw:id="4" svg:x="-3cm" svg:y="-5cm"/>
          <draw:glue-point draw:id="5" svg:x="-4.333cm" svg:y="0cm"/>
          <draw:glue-point draw:id="6" svg:x="-2.666cm" svg:y="5cm"/>
          <text:p text:style-name="P4"><text:span text:style-name="T2">build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0.851cm" svg:y1="1.1cm" svg:x2="0.851cm" svg:y2="2.1cm" draw:start-shape="id1" draw:start-glue-point="4" draw:end-shape="id2" draw:end-glue-point="4">
          <text:p text:style-name="P13"/>
        </draw:connector>
        <draw:connector draw:style-name="gr6" draw:text-style-name="P1" draw:layer="layout" svg:x1="0.851cm" svg:y1="1.1cm" svg:x2="4.475cm" svg:y2="2.1cm" draw:start-shape="id1" draw:start-glue-point="4" draw:end-shape="id3" draw:end-glue-point="0">
          <text:p text:style-name="P13"/>
        </draw:connector>
        <draw:connector draw:style-name="gr6" draw:text-style-name="P1" draw:layer="layout" draw:type="lines" svg:x1="0.851cm" svg:y1="1.1cm" svg:x2="8.475cm" svg:y2="2.1cm" draw:start-shape="id1" draw:start-glue-point="4" draw:end-shape="id4" draw:end-glue-point="0">
          <text:p text:style-name="P13"/>
        </draw:connector>
        <draw:connector draw:style-name="gr6" draw:text-style-name="P1" draw:layer="layout" draw:type="line" svg:x1="0.851cm" svg:y1="2.6cm" svg:x2="0.851cm" svg:y2="3.85cm" draw:start-shape="id2" draw:start-glue-point="5" draw:end-shape="id5" draw:end-glue-point="4">
          <text:p text:style-name="P13"/>
        </draw:connector>
        <draw:connector draw:style-name="gr6" draw:text-style-name="P1" draw:layer="layout" svg:x1="0.851cm" svg:y1="2.6cm" svg:x2="15.651cm" svg:y2="3.85cm" draw:start-shape="id2" draw:start-glue-point="5" draw:end-shape="id6" draw:end-glue-point="5">
          <text:p text:style-name="P13"/>
        </draw:connector>
        <draw:connector draw:style-name="gr6" draw:text-style-name="P1" draw:layer="layout" svg:x1="0.851cm" svg:y1="2.6cm" svg:x2="11.45cm" svg:y2="3.85cm" draw:start-shape="id2" draw:start-glue-point="5" draw:end-shape="id7" draw:end-glue-point="4">
          <text:p text:style-name="P13"/>
        </draw:connector>
        <draw:connector draw:style-name="gr6" draw:text-style-name="P1" draw:layer="layout" draw:type="curve" svg:x1="0.851cm" svg:y1="6.1cm" svg:x2="0.851cm" svg:y2="8.601cm" draw:start-shape="id8" draw:start-glue-point="5" draw:end-shape="id9" draw:end-glue-point="4">
          <text:p text:style-name="P13"/>
        </draw:connector>
        <draw:connector draw:style-name="gr6" draw:text-style-name="P1" draw:layer="layout" draw:line-skew="0.025cm" svg:x1="0.851cm" svg:y1="4.35cm" svg:x2="2.851cm" svg:y2="5.6cm" draw:start-shape="id5" draw:start-glue-point="5" draw:end-shape="id10" draw:end-glue-point="4">
          <text:p text:style-name="P13"/>
        </draw:connector>
        <draw:connector draw:style-name="gr6" draw:text-style-name="P1" draw:layer="layout" draw:line-skew="0.025cm" svg:x1="0.851cm" svg:y1="4.35cm" svg:x2="4.851cm" svg:y2="5.6cm" draw:start-shape="id5" draw:start-glue-point="5" draw:end-shape="id11" draw:end-glue-point="4">
          <text:p text:style-name="P13"/>
        </draw:connector>
        <draw:connector draw:style-name="gr6" draw:text-style-name="P1" draw:layer="layout" draw:line-skew="0.025cm" svg:x1="0.851cm" svg:y1="4.35cm" svg:x2="6.851cm" svg:y2="5.6cm" draw:start-shape="id5" draw:start-glue-point="5" draw:end-shape="id12" draw:end-glue-point="4">
          <text:p text:style-name="P13"/>
        </draw:connector>
        <draw:connector draw:style-name="gr6" draw:text-style-name="P1" draw:layer="layout" draw:type="curve" svg:x1="0.851cm" svg:y1="4.35cm" svg:x2="0.851cm" svg:y2="5.6cm" draw:start-shape="id5" draw:start-glue-point="5" draw:end-shape="id8" draw:end-glue-point="4">
          <text:p text:style-name="P13"/>
        </draw:connector>
        <draw:connector draw:style-name="gr6" draw:text-style-name="P1" draw:layer="layout" draw:line-skew="0.5cm" svg:x1="2.851cm" svg:y1="6.1cm" svg:x2="7.751cm" svg:y2="8.6cm" draw:start-shape="id10" draw:start-glue-point="5" draw:end-shape="id13" draw:end-glue-point="4">
          <text:p text:style-name="P13"/>
        </draw:connector>
        <draw:custom-shape draw:style-name="gr5" draw:text-style-name="P4" draw:id="id14" draw:layer="layout" svg:width="3cm" svg:height="4.5cm" svg:x="10.15cm" svg:y="8.6cm">
          <draw:glue-point draw:id="4" svg:x="-4.166cm" svg:y="-5cm"/>
          <text:p text:style-name="P4"><text:span text:style-name="T2">Dj1</text:span></text:p>
          <text:p text:style-name="P4"><text:span text:style-name="T2">a2</text:span></text:p>
          <text:p text:style-name="P4"><text:span text:style-name="T2">ams5</text:span></text:p>
          <text:p text:style-name="P4"><text:span text:style-name="T2">c2c</text:span></text:p>
          <text:p text:style-name="P4"><text:span text:style-name="T2">esx</text:span></text:p>
          <text:p text:style-name="P4"><text:span text:style-name="T2">esxu</text:span></text:p>
          <text:p text:style-name="P4"><text:span text:style-name="T2">imi</text:span></text:p>
          <text:p text:style-name="P4"><text:span text:style-name="T2">mitron167</text:span></text:p>
          <text:p text:style-name="P4"><text:span text:style-name="T2">pc</text:span></text:p>
          <text:p text:style-name="P5"><text:span text:style-name="T2">pm167</text:span></text:p>
          <text:p text:style-name="P5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5cm" svg:height="3.4cm" svg:x="0.25cm" svg:y="8.6cm">
          <text:p text:style-name="P13"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-0.35cm" svg:x1="4.851cm" svg:y1="6.1cm" svg:x2="10.401cm" svg:y2="8.6cm" draw:start-shape="id11" draw:start-glue-point="5" draw:end-shape="id14" draw:end-glue-point="4">
          <text:p text:style-name="P13"/>
        </draw:connector>
        <draw:custom-shape draw:style-name="gr5" draw:text-style-name="P4" draw:id="id15" draw:layer="layout" svg:width="3.75cm" svg:height="1.25cm" svg:x="11.25cm" svg:y="5.6cm">
          <draw:glue-point draw:id="4" svg:x="-4.333cm" svg:y="-5cm"/>
          <text:p text:style-name="P4"><text:span text:style-name="T2">proc2iso</text:span></text:p>
          <text:p text:style-name="P4"><text:span text:style-name="T2">vt2iso</text:span></text:p>
          <text:p text:style-name="P5"><text:span text:style-name="T2">projectGeneration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1.501cm" svg:y1="4.35cm" svg:x2="11.501cm" svg:y2="5.6cm" draw:start-shape="id7" draw:start-glue-point="6" draw:end-shape="id15" draw:end-glue-point="4">
          <text:p text:style-name="P13"/>
        </draw:connector>
        <draw:custom-shape draw:style-name="gr5" draw:text-style-name="P4" draw:id="id16" draw:layer="layout" svg:width="1.95cm" svg:height="0.5cm" svg:x="17.05cm" svg:y="5.5cm">
          <draw:glue-point draw:id="4" svg:x="-3.75cm" svg:y="-5cm"/>
          <draw:glue-point draw:id="5" svg:x="-3.78cm" svg:y="5cm"/>
          <text:p text:style-name="P4"><text:span text:style-name="T2">driv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id="id17" draw:layer="layout" svg:width="1.25cm" svg:height="0.5cm" svg:x="15.5cm" svg:y="5.5cm">
          <draw:glue-point draw:id="4" svg:x="-3.8cm" svg:y="5cm"/>
          <draw:glue-point draw:id="5" svg:x="-3.75cm" svg:y="-5cm"/>
          <text:p text:style-name="P4"><text:span text:style-name="T2">h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5.651cm" svg:y1="4.35cm" svg:x2="17.294cm" svg:y2="5.5cm" draw:start-shape="id6" draw:start-glue-point="4" draw:end-shape="id16" draw:end-glue-point="4">
          <text:p text:style-name="P13"/>
        </draw:connector>
        <draw:custom-shape draw:style-name="gr5" draw:text-style-name="P4" draw:id="id9" draw:layer="layout" svg:width="6cm" svg:height="3.504cm" svg:x="0.6cm" svg:y="8.596cm">
          <draw:glue-point draw:id="4" svg:x="-4.583cm" svg:y="-4.988cm"/>
          <text:p text:style-name="P4">Part3_DataLink</text:p>
          <text:p text:style-name="P5">Part5_NetworkManagement</text:p>
          <text:p text:style-name="P5">Part6_VirtualTerminal_Client</text:p>
          <text:p text:style-name="P5">Part7_ApplicationLayer</text:p>
          <text:p text:style-name="P5">Part7_ProcessData</text:p>
          <text:p text:style-name="P5">Part10_TaskController_Client</text:p>
          <text:p text:style-name="P5">Scheduler</text:p>
          <text:p text:style-name="P5">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961cm" svg:height="1.4cm" svg:x="7.039cm" svg:y="8.6cm">
          <text:p text:style-name="P13"/>
          <draw:enhanced-geometry svg:viewBox="0 0 21600 21600" draw:type="rectangle" draw:enhanced-path="M 0 0 L 21600 0 21600 21600 0 21600 0 0 Z N"/>
        </draw:custom-shape>
        <draw:custom-shape draw:style-name="gr5" draw:text-style-name="P4" draw:id="id13" draw:layer="layout" svg:width="1.75cm" svg:height="1.256cm" svg:x="7.5cm" svg:y="8.6cm">
          <draw:glue-point draw:id="4" svg:x="-3.571cm" svg:y="-5cm"/>
          <text:p text:style-name="P4"><text:span text:style-name="T2">can</text:span></text:p>
          <text:p text:style-name="P4"><text:span text:style-name="T2">eeprom</text:span></text:p>
          <text:p text:style-name="P4"><text:span text:style-name="T2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id="id18" draw:layer="layout" svg:width="3cm" svg:height="4.5cm" svg:x="15.5cm" svg:y="8.586cm">
          <draw:glue-point draw:id="4" svg:x="-4.5cm" svg:y="-5cm"/>
          <text:p text:style-name="P4"><text:span text:style-name="T2">Dj1</text:span></text:p>
          <text:p text:style-name="P4"><text:span text:style-name="T2">a2</text:span></text:p>
          <text:p text:style-name="P4"><text:span text:style-name="T2">ams5</text:span></text:p>
          <text:p text:style-name="P4"><text:span text:style-name="T2">c2c</text:span></text:p>
          <text:p text:style-name="P4"><text:span text:style-name="T2">esx</text:span></text:p>
          <text:p text:style-name="P4"><text:span text:style-name="T2">esxu</text:span></text:p>
          <text:p text:style-name="P4"><text:span text:style-name="T2">imi</text:span></text:p>
          <text:p text:style-name="P4"><text:span text:style-name="T2">mitron167</text:span></text:p>
          <text:p text:style-name="P4"><text:span text:style-name="T2">pc</text:span></text:p>
          <text:p text:style-name="P4"><text:span text:style-name="T2">pm167</text:span></text:p>
          <text:p text:style-name="P4"><text:span text:style-name="T2">virtualDriver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5.651cm" svg:y1="4.35cm" svg:x2="15.657cm" svg:y2="5.5cm" draw:start-shape="id6" draw:start-glue-point="4" draw:end-shape="id17" draw:end-glue-point="5">
          <text:p text:style-name="P13"/>
        </draw:connector>
        <draw:connector draw:style-name="gr6" draw:text-style-name="P1" draw:layer="layout" svg:x1="15.65cm" svg:y1="6cm" svg:x2="15.65cm" svg:y2="8.586cm" draw:start-shape="id17" draw:start-glue-point="4" draw:end-shape="id18" draw:end-glue-point="4">
          <text:p text:style-name="P13"/>
        </draw:connector>
        <draw:custom-shape draw:style-name="gr5" draw:text-style-name="P4" draw:id="id19" draw:layer="layout" svg:width="2cm" svg:height="1.75cm" svg:x="17.113cm" svg:y="8.6cm">
          <draw:glue-point draw:id="4" svg:x="-4.065cm" svg:y="-5cm"/>
          <text:p text:style-name="P4"><text:span text:style-name="T2">actor</text:span></text:p>
          <text:p text:style-name="P4"><text:span text:style-name="T2">datastreams</text:span></text:p>
          <text:p text:style-name="P4"><text:span text:style-name="T2">rs232</text:span></text:p>
          <text:p text:style-name="P4"><text:span text:style-name="T2">senso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288cm" svg:y1="6cm" svg:x2="17.3cm" svg:y2="8.6cm" draw:start-shape="id16" draw:start-glue-point="5" draw:end-shape="id19" draw:end-glue-point="4">
          <text:p text:style-name="P13"/>
        </draw:connector>
        <draw:custom-shape draw:style-name="gr5" draw:text-style-name="P4" draw:layer="layout" svg:width="1.5cm" svg:height="0.5cm" svg:x="11.15cm" svg:y="3.85cm">
          <draw:glue-point draw:id="4" svg:x="-3cm" svg:y="-5cm"/>
          <draw:glue-point draw:id="5" svg:x="-4.333cm" svg:y="0cm"/>
          <draw:glue-point draw:id="6" svg:x="-2.666cm" svg:y="5cm"/>
          <text:p text:style-name="P4"><text:span text:style-name="T2">build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id="id20" draw:layer="layout" svg:width="1.95cm" svg:height="0.5cm" svg:x="8.5cm" svg:y="5.6cm">
          <draw:glue-point draw:id="4" svg:x="-3.571cm" svg:y="-5cm"/>
          <text:p text:style-name="P4"><text:span text:style-name="T2">typedef.h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025cm" svg:x1="0.851cm" svg:y1="4.35cm" svg:x2="8.779cm" svg:y2="5.6cm" draw:start-shape="id5" draw:start-glue-point="5" draw:end-shape="id20" draw:end-glue-point="4">
          <text:p text:style-name="P13"/>
        </draw:connector>
        <draw:g>
          <draw:g>
            <draw:custom-shape draw:style-name="gr7" draw:text-style-name="P1" draw:layer="layout" svg:width="7.5cm" svg:height="0.75cm" svg:x="12.15cm" svg:y="0.5cm">
              <text:p text:style-name="P13"/>
              <draw:enhanced-geometry svg:viewBox="0 0 21600 21600" draw:type="rectangle" draw:enhanced-path="M 0 0 L 21600 0 21600 21600 0 21600 0 0 Z N"/>
            </draw:custom-shape>
            <draw:custom-shape draw:style-name="gr8" draw:text-style-name="P7" draw:layer="layout" svg:width="0.25cm" svg:height="0.25cm" svg:x="14.65cm" svg:y="0.75cm">
              <text:p text:style-name="P6"><text:span text:style-name="T3"><text:s text:c="34"/></text:span><text:span text:style-name="T3">partly obligatory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" draw:text-style-name="P9" draw:layer="layout" svg:width="0.25cm" svg:height="0.25cm" svg:x="17.65cm" svg:y="0.75cm">
              <text:p text:style-name="P8"><text:span text:style-name="T3"><text:s text:c="21"/></text:span><text:span text:style-name="T3">optiona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0" draw:text-style-name="P11" draw:layer="layout" svg:width="0.25cm" svg:height="0.25cm" svg:x="12.4cm" svg:y="0.75cm">
            <text:p text:style-name="P10"><text:span text:style-name="T3"><text:s text:c="23"/></text:span><text:span text:style-name="T3">obligato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" draw:text-style-name="P7" draw:layer="layout" svg:width="0.25cm" svg:height="0.25cm" svg:x="0.25cm" svg:y="5.75cm">
          <text:p text:style-name="P1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0.25cm" svg:height="0.25cm" svg:x="4.24cm" svg:y="5.729cm">
          <text:p text:style-name="P1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0.25cm" svg:height="0.25cm" svg:x="2.25cm" svg:y="5.75cm">
          <text:p text:style-name="P1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0.25cm" svg:height="0.25cm" svg:x="6.25cm" svg:y="5.75cm">
          <text:p text:style-name="P1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0.25cm" svg:height="0.25cm" svg:x="8.15cm" svg:y="5.75cm">
          <text:p text:style-name="P1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0.25cm" svg:height="0.25cm" svg:x="7.15cm" svg:y="8.75cm">
          <text:p text:style-name="P1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0.25cm" svg:height="0.25cm" svg:x="7.15cm" svg:y="9.5cm">
          <text:p text:style-name="P13"/>
          <draw:enhanced-geometry svg:viewBox="0 0 21600 21600" draw:path-stretchpoint-x="10800" draw:path-stretchpoint-y="10800" draw:text-areas="?f3 ?f4 ?f5 ?f6" draw:type="round-rectangle" draw:modifiers="4302.7888446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25cm" svg:height="0.25cm" svg:x="7.15cm" svg:y="9.1cm">
          <text:p text:style-name="P1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25cm" svg:height="0.25cm" svg:x="15.05cm" svg:y="4cm">
          <text:p text:style-name="P1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0.25cm" svg:height="0.25cm" svg:x="0.25cm" svg:y="4cm">
          <text:p text:style-name="P1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0.25cm" svg:height="0.25cm" svg:x="0.25cm" svg:y="2.25cm">
          <text:p text:style-name="P1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0.25cm" svg:height="0.25cm" svg:x="10.8cm" svg:y="4cm">
          <text:p text:style-name="P1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25cm" svg:height="0.25cm" svg:x="0.3cm" svg:y="9.6cm">
          <text:p text:style-name="P1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25cm" svg:height="0.25cm" svg:x="0.3cm" svg:y="10.4cm">
          <text:p text:style-name="P1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0.25cm" svg:height="0.25cm" svg:x="0.3cm" svg:y="10cm">
          <text:p text:style-name="P1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0.25cm" svg:height="0.25cm" svg:x="0.28cm" svg:y="9.25cm">
          <text:p text:style-name="P1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0.25cm" svg:height="0.25cm" svg:x="0.28cm" svg:y="8.85cm">
          <text:p text:style-name="P1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id="id21" draw:layer="layout" svg:width="1.75cm" svg:height="1.65cm" svg:x="11.6cm" svg:y="8.6cm">
          <draw:glue-point draw:id="4" svg:x="-3.571cm" svg:y="-5cm"/>
          <text:p text:style-name="P4"><text:span text:style-name="T2">system.h</text:span></text:p>
          <text:p text:style-name="P4"><text:span text:style-name="T2">eeprom.h</text:span></text:p>
          <text:p text:style-name="P4"><text:span text:style-name="T2">can.h</text:span></text:p>
          <text:p text:style-name="P4"><text:span text:style-name="T2">config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line-skew="-0.35cm" svg:x1="4.851cm" svg:y1="6.1cm" svg:x2="11.851cm" svg:y2="8.6cm" draw:start-shape="id11" draw:start-glue-point="5" draw:end-shape="id21" draw:end-glue-point="4">
          <text:p text:style-name="P13"/>
        </draw:connector>
        <draw:custom-shape draw:style-name="gr10" draw:text-style-name="P11" draw:layer="layout" svg:width="0.25cm" svg:height="0.25cm" svg:x="11.25cm" svg:y="8.75cm">
          <text:p text:style-name="P1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0.25cm" svg:height="0.25cm" svg:x="11.25cm" svg:y="9.55cm">
          <text:p text:style-name="P1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0.25cm" svg:height="0.25cm" svg:x="11.25cm" svg:y="9.95cm">
          <text:p text:style-name="P1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0.25cm" svg:height="0.25cm" svg:x="11.25cm" svg:y="9.15cm">
          <text:p text:style-name="P1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0.25cm" svg:height="0.25cm" svg:x="10.2cm" svg:y="7.95cm">
          <text:p text:style-name="P1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75cm" svg:height="0.75cm" svg:x="0.75cm" svg:y="4.4cm">
          <draw:text-box>
            <text:p text:style-name="P10"><text:span text:style-name="T1">main library parts</text:span></text:p>
          </draw:text-box>
        </draw:frame>
        <draw:frame draw:style-name="gr11" draw:text-style-name="P13" draw:layer="layout" svg:width="3.25cm" svg:height="0.75cm" svg:x="0.75cm" svg:y="2.65cm">
          <draw:text-box>
            <text:p text:style-name="P12"><text:span text:style-name="T1">LGPL licensed</text:span></text:p>
          </draw:text-box>
        </draw:frame>
        <draw:frame draw:style-name="gr11" draw:text-style-name="P13" draw:layer="layout" svg:width="7.75cm" svg:height="0.75cm" svg:x="2.75cm" svg:y="7.25cm">
          <draw:text-box>
            <text:p text:style-name="P12"><text:span text:style-name="T1">enhanced drivers for main library parts</text:span></text:p>
          </draw:text-box>
        </draw:frame>
        <draw:frame draw:style-name="gr12" draw:text-style-name="P12" draw:layer="layout" svg:width="5.25cm" svg:height="0.662cm" svg:x="4.7cm" svg:y="6.427cm">
          <draw:text-box>
            <text:p text:style-name="P12"><text:span text:style-name="T1">HAL for main library parts</text:span></text:p>
          </draw:text-box>
        </draw:frame>
        <draw:frame draw:style-name="gr11" draw:text-style-name="P13" draw:layer="layout" svg:width="4.8cm" svg:height="0.75cm" svg:x="0.7cm" svg:y="7.85cm">
          <draw:text-box>
            <text:p text:style-name="P12"><text:span text:style-name="T1">communication protoco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1800" draw:border="0%"/>
    <draw:gradient draw:name="Grau_20_-_20_weiß" draw:display-name="Grau - weiß" draw:style="linear" draw:start-color="#808080" draw:end-color="#ffffff" draw:start-intensity="100%" draw:end-intensity="100%" draw:angle="1800" draw:border="0%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de" style:country-asian="DE" style:font-family-complex="'Bitstream Vera Sans'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05cm" fo:page-height="13.4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2-20T12:03:29</meta:creation-date>
    <dc:date>2007-12-20T15:01:44</dc:date>
    <dc:language>de-DE</dc:language>
    <meta:editing-cycles>7</meta:editing-cycles>
    <meta:editing-duration>PT2H43M3S</meta:editing-duration>
    <meta:user-defined meta:name="Info 1"/>
    <meta:user-defined meta:name="Info 2"/>
    <meta:user-defined meta:name="Info 3"/>
    <meta:user-defined meta:name="Info 4"/>
    <meta:document-statistic meta:object-count="83"/>
  </office:meta>
</office:document-meta>
</file>